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53d" officeooo:paragraph-rsid="00081eda"/>
    </style:style>
    <style:style style:name="P2" style:family="paragraph" style:parent-style-name="Text_20_body">
      <style:text-properties officeooo:rsid="001aa561" officeooo:paragraph-rsid="001aa561"/>
    </style:style>
    <style:style style:name="P3" style:family="paragraph" style:parent-style-name="Text_20_body">
      <style:text-properties fo:font-weight="bold" officeooo:rsid="00489d4b" officeooo:paragraph-rsid="00489d4b" style:font-weight-asian="bold" style:font-weight-complex="bold"/>
    </style:style>
    <style:style style:name="P4" style:family="paragraph" style:parent-style-name="Text_20_body">
      <style:text-properties fo:font-weight="bold" officeooo:rsid="0019fcc7" officeooo:paragraph-rsid="0019fcc7" style:font-weight-asian="bold" style:font-weight-complex="bold"/>
    </style:style>
    <style:style style:name="P5" style:family="paragraph" style:parent-style-name="Text_20_body">
      <style:text-properties officeooo:rsid="003809d9" officeooo:paragraph-rsid="003809d9"/>
    </style:style>
    <style:style style:name="P6" style:family="paragraph" style:parent-style-name="Text_20_body">
      <style:text-properties officeooo:paragraph-rsid="00403536"/>
    </style:style>
    <style:style style:name="P7" style:family="paragraph" style:parent-style-name="Text_20_body">
      <style:text-properties officeooo:rsid="0041fe95" officeooo:paragraph-rsid="0041fe95"/>
    </style:style>
    <style:style style:name="P8" style:family="paragraph" style:parent-style-name="Text_20_body">
      <style:text-properties officeooo:rsid="00403536" officeooo:paragraph-rsid="00403536"/>
    </style:style>
    <style:style style:name="P9" style:family="paragraph" style:parent-style-name="Text_20_body">
      <style:text-properties fo:font-weight="normal" officeooo:rsid="005f3bb8" officeooo:paragraph-rsid="005f3bb8" style:font-weight-asian="normal" style:font-weight-complex="normal"/>
    </style:style>
    <style:style style:name="P10" style:family="paragraph" style:parent-style-name="Text_20_body">
      <style:text-properties officeooo:paragraph-rsid="004e02f3"/>
    </style:style>
    <style:style style:name="P11" style:family="paragraph" style:parent-style-name="Text_20_body">
      <style:text-properties officeooo:rsid="0019a5b8" officeooo:paragraph-rsid="0019a5b8"/>
    </style:style>
    <style:style style:name="P12" style:family="paragraph" style:parent-style-name="Text_20_body">
      <style:text-properties fo:font-size="14pt" fo:font-weight="bold" officeooo:rsid="0059481b" officeooo:paragraph-rsid="0059481b" style:font-size-asian="14pt" style:font-weight-asian="bold" style:font-size-complex="14pt" style:font-weight-complex="bold"/>
    </style:style>
    <style:style style:name="P13" style:family="paragraph" style:parent-style-name="Text_20_body">
      <style:text-properties officeooo:rsid="0061da6e" officeooo:paragraph-rsid="0061da6e"/>
    </style:style>
    <style:style style:name="P14" style:family="paragraph" style:parent-style-name="Heading_20_1">
      <style:text-properties officeooo:rsid="004e02f3" officeooo:paragraph-rsid="004e02f3"/>
    </style:style>
    <style:style style:name="P15" style:family="paragraph" style:parent-style-name="Heading_20_1">
      <style:text-properties officeooo:rsid="00403536" officeooo:paragraph-rsid="00403536"/>
    </style:style>
    <style:style style:name="P16" style:family="paragraph" style:parent-style-name="Heading_20_1">
      <style:text-properties officeooo:rsid="0041fe95" officeooo:paragraph-rsid="0041fe95"/>
    </style:style>
    <style:style style:name="P17" style:family="paragraph" style:parent-style-name="Heading_20_1">
      <style:text-properties officeooo:rsid="00177121" officeooo:paragraph-rsid="00177121"/>
    </style:style>
    <style:style style:name="P18" style:family="paragraph" style:parent-style-name="Heading_20_1">
      <style:text-properties officeooo:rsid="00197d03" officeooo:paragraph-rsid="00197d03"/>
    </style:style>
    <style:style style:name="P19" style:family="paragraph" style:parent-style-name="Standard" style:list-style-name="L2">
      <style:text-properties officeooo:rsid="0001853d" officeooo:paragraph-rsid="00081eda"/>
    </style:style>
    <style:style style:name="P20" style:family="paragraph" style:parent-style-name="Standard" style:list-style-name="L2">
      <style:text-properties fo:font-weight="bold" officeooo:rsid="00147ac7" officeooo:paragraph-rsid="00147ac7" style:font-weight-asian="bold" style:font-weight-complex="bold"/>
    </style:style>
    <style:style style:name="P21" style:family="paragraph" style:parent-style-name="Standard" style:list-style-name="L2">
      <style:text-properties fo:font-weight="bold" officeooo:rsid="003dfd98" officeooo:paragraph-rsid="003dfd98" style:font-weight-asian="bold" style:font-weight-complex="bold"/>
    </style:style>
    <style:style style:name="P22" style:family="paragraph" style:parent-style-name="Standard" style:list-style-name="L2">
      <style:text-properties fo:font-weight="bold" officeooo:rsid="0064aca5" officeooo:paragraph-rsid="0064aca5" style:font-weight-asian="bold" style:font-weight-complex="bold"/>
    </style:style>
    <style:style style:name="P23" style:family="paragraph" style:parent-style-name="Standard" style:list-style-name="L2">
      <style:text-properties officeooo:rsid="00133f77" officeooo:paragraph-rsid="00133f77"/>
    </style:style>
    <style:style style:name="P24" style:family="paragraph" style:parent-style-name="Standard" style:list-style-name="L2">
      <style:text-properties officeooo:rsid="00024ea9" officeooo:paragraph-rsid="00081eda"/>
    </style:style>
    <style:style style:name="P25" style:family="paragraph" style:parent-style-name="Standard" style:list-style-name="L2">
      <style:text-properties officeooo:rsid="003c001e" officeooo:paragraph-rsid="003c001e"/>
    </style:style>
    <style:style style:name="P26" style:family="paragraph" style:parent-style-name="Text_20_body">
      <style:text-properties fo:font-weight="bold" officeooo:rsid="00542c88" officeooo:paragraph-rsid="004e02f3" style:font-weight-asian="bold" style:font-weight-complex="bold"/>
    </style:style>
    <style:style style:name="P27" style:family="paragraph" style:parent-style-name="Text_20_body" style:list-style-name="L3">
      <style:text-properties fo:font-weight="bold" officeooo:rsid="002c6f9a" officeooo:paragraph-rsid="002c6f9a" style:font-weight-asian="bold" style:font-weight-complex="bold"/>
    </style:style>
    <style:style style:name="P28" style:family="paragraph" style:parent-style-name="Text_20_body" style:list-style-name="L3">
      <style:text-properties fo:font-weight="bold" officeooo:rsid="002f58f8" officeooo:paragraph-rsid="002f58f8" style:font-weight-asian="bold" style:font-weight-complex="bold"/>
    </style:style>
    <style:style style:name="P29" style:family="paragraph" style:parent-style-name="Text_20_body" style:list-style-name="L1">
      <style:text-properties officeooo:rsid="004ebe24" officeooo:paragraph-rsid="004ebe24"/>
    </style:style>
    <style:style style:name="P30" style:family="paragraph" style:parent-style-name="Text_20_body" style:list-style-name="L1">
      <style:text-properties officeooo:rsid="004ebe24" officeooo:paragraph-rsid="006ea0d2"/>
    </style:style>
    <style:style style:name="P31" style:family="paragraph" style:parent-style-name="Text_20_body" style:list-style-name="L1">
      <style:text-properties style:text-line-through-style="none" style:text-line-through-type="none" officeooo:rsid="0061da6e" officeooo:paragraph-rsid="0061da6e"/>
    </style:style>
    <style:style style:name="P32" style:family="paragraph" style:parent-style-name="Text_20_body">
      <style:text-properties style:text-line-through-style="none" style:text-line-through-type="none" officeooo:rsid="0061da6e" officeooo:paragraph-rsid="0061da6e"/>
    </style:style>
    <style:style style:name="P33" style:family="paragraph" style:parent-style-name="Text_20_body" style:list-style-name="L1">
      <style:text-properties style:text-line-through-style="none" style:text-line-through-type="none" officeooo:rsid="00678747" officeooo:paragraph-rsid="00678747"/>
    </style:style>
    <style:style style:name="P34" style:family="paragraph" style:parent-style-name="Text_20_body" style:list-style-name="L1">
      <style:text-properties officeooo:rsid="005004d4" officeooo:paragraph-rsid="005004d4"/>
    </style:style>
    <style:style style:name="P35" style:family="paragraph" style:parent-style-name="Text_20_body" style:list-style-name="L3">
      <style:text-properties officeooo:rsid="001aa561" officeooo:paragraph-rsid="002a6bde"/>
    </style:style>
    <style:style style:name="P36" style:family="paragraph" style:parent-style-name="Text_20_body" style:list-style-name="L3">
      <style:text-properties officeooo:rsid="001aa561" officeooo:paragraph-rsid="001aa561"/>
    </style:style>
    <style:style style:name="P37" style:family="paragraph" style:parent-style-name="Text_20_body" style:list-style-name="L3">
      <style:text-properties officeooo:rsid="001e7f8b" officeooo:paragraph-rsid="001e7f8b"/>
    </style:style>
    <style:style style:name="P38" style:family="paragraph" style:parent-style-name="Text_20_body" style:list-style-name="L3">
      <style:text-properties officeooo:rsid="00241757" officeooo:paragraph-rsid="00241757"/>
    </style:style>
    <style:style style:name="P39" style:family="paragraph" style:parent-style-name="Text_20_body" style:list-style-name="L3">
      <style:text-properties officeooo:rsid="00241757" officeooo:paragraph-rsid="002a6bde"/>
    </style:style>
    <style:style style:name="P40" style:family="paragraph" style:parent-style-name="Text_20_body" style:list-style-name="L3">
      <style:text-properties officeooo:rsid="0025e822" officeooo:paragraph-rsid="0025e822"/>
    </style:style>
    <style:style style:name="P41" style:family="paragraph" style:parent-style-name="Text_20_body" style:list-style-name="L3">
      <style:text-properties officeooo:rsid="00255dc8" officeooo:paragraph-rsid="00255dc8"/>
    </style:style>
    <style:style style:name="P42" style:family="paragraph" style:parent-style-name="Text_20_body" style:list-style-name="L3">
      <style:text-properties officeooo:rsid="0057a29d" officeooo:paragraph-rsid="0057a29d"/>
    </style:style>
    <style:style style:name="P43" style:family="paragraph" style:parent-style-name="Text_20_body" style:list-style-name="L3">
      <style:text-properties officeooo:rsid="002a6bde" officeooo:paragraph-rsid="002a6bde"/>
    </style:style>
    <style:style style:name="P44" style:family="paragraph" style:parent-style-name="Text_20_body" style:list-style-name="L3">
      <style:text-properties officeooo:rsid="004b5ac4" officeooo:paragraph-rsid="004b5ac4"/>
    </style:style>
    <style:style style:name="P45" style:family="paragraph" style:parent-style-name="Text_20_body" style:list-style-name="L3">
      <style:text-properties officeooo:rsid="002bf0c4" officeooo:paragraph-rsid="002bf0c4"/>
    </style:style>
    <style:style style:name="P46" style:family="paragraph" style:parent-style-name="Text_20_body" style:list-style-name="L3">
      <style:text-properties officeooo:rsid="0045bf54" officeooo:paragraph-rsid="0045bf54"/>
    </style:style>
    <style:style style:name="P47" style:family="paragraph" style:parent-style-name="Text_20_body" style:list-style-name="L3">
      <style:text-properties officeooo:rsid="002f58f8" officeooo:paragraph-rsid="002f58f8"/>
    </style:style>
    <style:style style:name="P48" style:family="paragraph" style:parent-style-name="Text_20_body" style:list-style-name="L3">
      <style:text-properties fo:font-weight="normal" officeooo:rsid="0043ef5f" officeooo:paragraph-rsid="0043ef5f" style:font-weight-asian="normal" style:font-weight-complex="normal"/>
    </style:style>
    <style:style style:name="P49" style:family="paragraph" style:parent-style-name="Text_20_body" style:list-style-name="L3">
      <style:text-properties officeooo:rsid="00321093" officeooo:paragraph-rsid="00321093"/>
    </style:style>
    <style:style style:name="P50" style:family="paragraph" style:parent-style-name="Text_20_body" style:list-style-name="L3">
      <style:text-properties officeooo:rsid="0034bd2f" officeooo:paragraph-rsid="0034bd2f"/>
    </style:style>
    <style:style style:name="P51" style:family="paragraph" style:parent-style-name="Text_20_body" style:list-style-name="L3">
      <style:text-properties officeooo:rsid="0035dbb7" officeooo:paragraph-rsid="0035dbb7"/>
    </style:style>
    <style:style style:name="P52" style:family="paragraph" style:parent-style-name="Text_20_body" style:list-style-name="L3">
      <style:text-properties officeooo:rsid="0036df6a" officeooo:paragraph-rsid="0036df6a"/>
    </style:style>
    <style:style style:name="P53" style:family="paragraph" style:parent-style-name="Text_20_body">
      <style:text-properties officeooo:paragraph-rsid="00678747"/>
    </style:style>
    <style:style style:name="P54" style:family="paragraph" style:parent-style-name="Text_20_body">
      <style:text-properties officeooo:paragraph-rsid="004e02f3"/>
    </style:style>
    <style:style style:name="P55" style:family="paragraph" style:parent-style-name="Text_20_body" style:list-style-name="L1">
      <style:text-properties officeooo:rsid="006ea0d2" officeooo:paragraph-rsid="006ea0d2"/>
    </style:style>
    <style:style style:name="T1" style:family="text">
      <style:text-properties officeooo:rsid="00024ea9"/>
    </style:style>
    <style:style style:name="T2" style:family="text">
      <style:text-properties officeooo:rsid="0004d78b"/>
    </style:style>
    <style:style style:name="T3" style:family="text">
      <style:text-properties officeooo:rsid="0004fb72"/>
    </style:style>
    <style:style style:name="T4" style:family="text">
      <style:text-properties officeooo:rsid="00069001"/>
    </style:style>
    <style:style style:name="T5" style:family="text">
      <style:text-properties officeooo:rsid="000f2b97"/>
    </style:style>
    <style:style style:name="T6" style:family="text">
      <style:text-properties fo:font-weight="bold" officeooo:rsid="00069001" style:font-weight-asian="bold" style:font-weight-complex="bold"/>
    </style:style>
    <style:style style:name="T7" style:family="text">
      <style:text-properties fo:font-weight="bold" officeooo:rsid="00120119" style:font-weight-asian="bold" style:font-weight-complex="bold"/>
    </style:style>
    <style:style style:name="T8" style:family="text">
      <style:text-properties fo:font-weight="bold" officeooo:rsid="00542c88" style:font-weight-asian="bold" style:font-weight-complex="bold"/>
    </style:style>
    <style:style style:name="T9" style:family="text">
      <style:text-properties fo:font-weight="bold" officeooo:rsid="005600cd" style:font-weight-asian="bold" style:font-weight-complex="bold"/>
    </style:style>
    <style:style style:name="T10" style:family="text">
      <style:text-properties fo:font-weight="bold" officeooo:rsid="006d1d8c" style:font-weight-asian="bold" style:font-weight-complex="bold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officeooo:rsid="004f74e5"/>
    </style:style>
    <style:style style:name="T13" style:family="text">
      <style:text-properties style:text-line-through-style="none" style:text-line-through-type="none" officeooo:rsid="0051e2c3"/>
    </style:style>
    <style:style style:name="T14" style:family="text">
      <style:text-properties style:text-line-through-style="none" style:text-line-through-type="none" officeooo:rsid="00538495"/>
    </style:style>
    <style:style style:name="T15" style:family="text">
      <style:text-properties style:text-line-through-style="none" style:text-line-through-type="none" fo:font-weight="bold" officeooo:rsid="006220c6" style:font-weight-asian="bold" style:font-weight-complex="bold"/>
    </style:style>
    <style:style style:name="T16" style:family="text">
      <style:text-properties style:text-line-through-style="none" style:text-line-through-type="none" officeooo:rsid="0065fb32"/>
    </style:style>
    <style:style style:name="T17" style:family="text">
      <style:text-properties style:text-line-through-style="none" style:text-line-through-type="none" officeooo:rsid="00661e31"/>
    </style:style>
    <style:style style:name="T18" style:family="text">
      <style:text-properties style:text-line-through-style="none" style:text-line-through-type="none" officeooo:rsid="006981c6"/>
    </style:style>
    <style:style style:name="T19" style:family="text">
      <style:text-properties style:text-line-through-style="none" style:text-line-through-type="none" officeooo:rsid="00678747"/>
    </style:style>
    <style:style style:name="T20" style:family="text">
      <style:text-properties officeooo:rsid="001c068a"/>
    </style:style>
    <style:style style:name="T21" style:family="text">
      <style:text-properties officeooo:rsid="001c7166"/>
    </style:style>
    <style:style style:name="T22" style:family="text">
      <style:text-properties officeooo:rsid="001fbc2d"/>
    </style:style>
    <style:style style:name="T23" style:family="text">
      <style:text-properties officeooo:rsid="00219535"/>
    </style:style>
    <style:style style:name="T24" style:family="text">
      <style:text-properties officeooo:rsid="0021b5d0"/>
    </style:style>
    <style:style style:name="T25" style:family="text">
      <style:text-properties officeooo:rsid="0023905e"/>
    </style:style>
    <style:style style:name="T26" style:family="text">
      <style:text-properties officeooo:rsid="00245715"/>
    </style:style>
    <style:style style:name="T27" style:family="text">
      <style:text-properties officeooo:rsid="00276c90"/>
    </style:style>
    <style:style style:name="T28" style:family="text">
      <style:text-properties officeooo:rsid="00288daf"/>
    </style:style>
    <style:style style:name="T29" style:family="text">
      <style:text-properties officeooo:rsid="002a6bde"/>
    </style:style>
    <style:style style:name="T30" style:family="text">
      <style:text-properties officeooo:rsid="002dd9fc"/>
    </style:style>
    <style:style style:name="T31" style:family="text">
      <style:text-properties officeooo:rsid="00313448"/>
    </style:style>
    <style:style style:name="T32" style:family="text">
      <style:text-properties officeooo:rsid="0033e579"/>
    </style:style>
    <style:style style:name="T33" style:family="text">
      <style:text-properties officeooo:rsid="0039b619"/>
    </style:style>
    <style:style style:name="T34" style:family="text">
      <style:text-properties officeooo:rsid="003aad1f"/>
    </style:style>
    <style:style style:name="T35" style:family="text">
      <style:text-properties officeooo:rsid="003e5518"/>
    </style:style>
    <style:style style:name="T36" style:family="text">
      <style:text-properties officeooo:rsid="00403536"/>
    </style:style>
    <style:style style:name="T37" style:family="text">
      <style:text-properties officeooo:rsid="0046e020"/>
    </style:style>
    <style:style style:name="T38" style:family="text">
      <style:text-properties officeooo:rsid="004927ac"/>
    </style:style>
    <style:style style:name="T39" style:family="text">
      <style:text-properties officeooo:rsid="004d226a"/>
    </style:style>
    <style:style style:name="T40" style:family="text">
      <style:text-properties officeooo:rsid="005b501c"/>
    </style:style>
    <style:style style:name="T41" style:family="text">
      <style:text-properties officeooo:rsid="005c8217"/>
    </style:style>
    <style:style style:name="T42" style:family="text">
      <style:text-properties officeooo:rsid="005e4bd8"/>
    </style:style>
    <style:style style:name="T43" style:family="text">
      <style:text-properties officeooo:rsid="005fe81a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6d1d8c" style:font-weight-asian="normal" style:font-weight-complex="normal"/>
    </style:style>
    <style:style style:name="T46" style:family="text">
      <style:text-properties fo:font-weight="normal" officeooo:rsid="00700a64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How To</text:h>
      <text:p text:style-name="P10"><text:tab/><text:tab/><text:tab/><text:span text:style-name="T8">ALWAYS USE –dns-servers 4.2.2.1,4.2.2.2</text:span></text:p>
      <text:p text:style-name="P26"><text:tab/><text:tab/><text:tab/>Helps to be connected to tor</text:p>
      <text:p text:style-name="P10"><text:span text:style-name="T8"><text:tab/><text:tab/><text:tab/></text:span><text:span text:style-name="T9">Also helps to use -n</text:span></text:p>
      <text:list xml:id="list633864752" text:style-name="L1">
        <text:list-item>
          <text:p text:style-name="P30"><text:span text:style-name="T45">Start with</text:span><text:span text:style-name="T10"> sudo nmap -n -Pn &lt;ip_or_cidr&gt;</text:span></text:p>
          <text:list>
            <text:list-item>
              <text:p text:style-name="P55"><text:span text:style-name="T45">W</text:span><text:span text:style-name="T44">ill SYN scan all open </text:span><text:span text:style-name="T46">top 1,000 </text:span><text:span text:style-name="T44">ports</text:span></text:p>
            </text:list-item>
          </text:list>
        </text:list-item>
        <text:list-item>
          <text:p text:style-name="P29">Can try list scan -<text:span text:style-name="T11">sL or disable port scan -sn but locally, returns all host up on 192 but not 10.0.2.0/28</text:span></text:p>
        </text:list-item>
        <text:list-item>
          <text:p text:style-name="P31">Light recon, don’t scan ports (-sn) <text:s/>Only sends SYN 443, ACT to 90, and ICMP timestamp</text:p>
        </text:list-item>
      </text:list>
      <text:p text:style-name="P32"><text:tab/><text:tab/><text:tab/>sudo nmap -sn 192.168.1.181</text:p>
      <text:p text:style-name="P13"><text:span text:style-name="T11"><text:tab/><text:tab/></text:span><text:span text:style-name="T15">NOTE: Does not seem to work on Virtual Box NAT Network</text:span></text:p>
      <text:list xml:id="list51133438504137" text:continue-numbering="true" text:style-name="L1">
        <text:list-item>
          <text:p text:style-name="P29"><text:span text:style-name="T11">Scan disable ping scan -Pn – </text:span><text:span text:style-name="T12">Prints out scanned ports and what ports are open.</text:span></text:p>
        </text:list-item>
        <text:list-item>
          <text:p text:style-name="P34"><text:span text:style-name="T12">U</text:span><text:span text:style-name="T11">se ping scans from below </text:span><text:span text:style-name="T13">like -P</text:span><text:span text:style-name="T14">S</text:span><text:span text:style-name="T11"> on a single IP or IP range</text:span></text:p>
        </text:list-item>
        <text:list-item>
          <text:p text:style-name="P33">Get details about processes such as mysql (uses most common scripts)</text:p>
        </text:list-item>
      </text:list>
      <text:p text:style-name="P53"><text:span text:style-name="T19"><text:tab/><text:tab/><text:tab/></text:span><text:span text:style-name="T16">sudo nmap -</text:span><text:span text:style-name="T17">s</text:span><text:span text:style-name="T16">C </text:span><text:span text:style-name="T18">[-p &lt;port_number&gt;] </text:span><text:span text:style-name="T16">&lt;target_ip&gt;</text:span></text:p>
      <text:h text:style-name="P15" text:outline-level="1">DNS Resolution</text:h>
      <text:p text:style-name="P6">-<text:span text:style-name="T36">n No resolution</text:span></text:p>
      <text:p text:style-name="P6">-<text:span text:style-name="T36">R Resolution for all targets</text:span></text:p>
      <text:p text:style-name="P8">--dns-servers Use specific DNS servers</text:p>
      <text:h text:style-name="P16" text:outline-level="1">Finding an orgs IP addresses</text:h>
      <text:p text:style-name="P7">host -t -ns &lt;target_dns_name&gt; with NS records <text:span text:style-name="T37">(A for A records)</text:span></text:p>
      <text:p text:style-name="P7">dig &lt;target_name_server&gt; -t AXFR &lt;target_dns_name&gt;</text:p>
      <text:p text:style-name="P7">whois &lt;ip_address&gt;</text:p>
      <text:p text:style-name="P7">nmap -Pn –traceroute &lt;target_dns&gt;</text:p>
      <text:h text:style-name="P17" text:outline-level="1">Control how ping scans work or disable ping scans</text:h>
      <text:list xml:id="list1476067775" text:style-name="L2">
        <text:list-item>
          <text:p text:style-name="P19"><text:span text:style-name="T5">This does rDNS to learn their host names. </text:span><text:span text:style-name="T4">Can do list scan but for my local network doesn’t really show much, should use host name like microsoft.com/24</text:span></text:p>
          <text:list>
            <text:list-item>
              <text:p text:style-name="P20">NOTE: For all of these, always use -dns-servers</text:p>
              <text:list>
                <text:list-header>
                  <text:p text:style-name="P19"><text:span text:style-name="T4">sudo nmap -sL </text:span><text:span text:style-name="T6">–</text:span><text:span text:style-name="T7">dns-servers 4.2.2.1,4.2.2.2</text:span><text:span text:style-name="T4"> microsoft.com/24</text:span></text:p>
                </text:list-header>
              </text:list>
            </text:list-item>
          </text:list>
        </text:list-item>
        <text:list-item>
          <text:p text:style-name="P19">Scan hosts on a network to see what ones are up <text:span text:style-name="T2">(disable port scans)</text:span>:</text:p>
          <text:list>
            <text:list-item>
              <text:p text:style-name="P21">This only reports hosts that respond to the scans, <text:span text:style-name="T35">does not scan ports</text:span></text:p>
            </text:list-item>
            <text:list-item>
              <text:p text:style-name="P22">Does not seem to work on VB NAT Network</text:p>
            </text:list-item>
          </text:list>
        </text:list-item>
      </text:list>
      <text:p text:style-name="P1"><text:soft-page-break/><text:tab/><text:tab/>sudo nmap -sn 10.0.2.0/24</text:p>
      <text:list xml:id="list51134380342136" text:continue-numbering="true" text:style-name="L2">
        <text:list-item>
          <text:p text:style-name="P19">Then can port scan each one that is up <text:span text:style-name="T2">(disable ping scans but does scan ports)</text:span>:</text:p>
          <text:list>
            <text:list-item>
              <text:p text:style-name="P23">Note that -Pn disables explicitly ping scans like -PS</text:p>
            </text:list-item>
          </text:list>
        </text:list-item>
      </text:list>
      <text:p text:style-name="P1"><text:tab/><text:tab/>sudo nmap -Pn 10.0.2.0/24</text:p>
      <text:p text:style-name="P1"><text:tab/><text:tab/><text:tab/>or individual from -sn <text:span text:style-name="T3">scan</text:span></text:p>
      <text:p text:style-name="P1"><text:tab/><text:tab/>sudo nmap -Pn 10.0.2.0.4</text:p>
      <text:list xml:id="list51134661467867" text:continue-numbering="true" text:style-name="L2">
        <text:list-item>
          <text:p text:style-name="P24">Then can version version scan to see what’s listening on ports:</text:p>
        </text:list-item>
      </text:list>
      <text:p text:style-name="P1"><text:tab/><text:tab/><text:span text:style-name="T1">sudo nmap -sV 10.0.2.0.4</text:span></text:p>
      <text:list xml:id="list51134170440648" text:continue-numbering="true" text:style-name="L2">
        <text:list-item>
          <text:p text:style-name="P25">Use –packet-trace so see every packet sent.</text:p>
        </text:list-item>
      </text:list>
      <text:h text:style-name="P18" text:outline-level="1">Types of Ping Scans</text:h>
      <text:p text:style-name="P11">NOTE: These get around not having root privileges <text:span text:style-name="T25">or using IPv6 address</text:span></text:p>
      <text:p text:style-name="P12">ALL OF THESE WILL ALSO SEND SYN and RST commands to each port in order to print out the ports being used. <text:s/><text:span text:style-name="T40">Use -</text:span><text:span text:style-name="T42">s</text:span><text:span text:style-name="T40">n to not scan any </text:span><text:span text:style-name="T41">ports</text:span></text:p>
      <text:p text:style-name="P3">This will list all open ports <text:span text:style-name="T38">HOWEVER -sn will not show open ports, only shows if host is up</text:span></text:p>
      <text:p text:style-name="P4">ALSO NOTE: Typically use -sn to not scan any ports.</text:p>
      <text:p text:style-name="P9"><text:tab/><text:tab/>sudo nmap -Pn -n -v –dns-servers 4.2.2.1,4.2.2.2 192.168.1.181</text:p>
      <text:p text:style-name="P5">By default nmap’s default scan uses -PE -PS443 -PA 80 -PP <text:span text:style-name="T34">if none are chosen from below</text:span></text:p>
      <text:list xml:id="list2209198100" text:style-name="L3">
        <text:list-item>
          <text:p text:style-name="P35">SYN Scan -PS<text:span text:style-name="T29">&lt;port-list&gt;</text:span></text:p>
          <text:list>
            <text:list-item>
              <text:p text:style-name="P37">Still does the partial TCP handshake, same rules apply <text:span text:style-name="T22">as</text:span> -sS <text:span text:style-name="T23">with packets</text:span></text:p>
            </text:list-item>
            <text:list-item>
              <text:p text:style-name="P38">Firewalls might block this, in that case use ACK probe below.</text:p>
            </text:list-item>
            <text:list-item>
              <text:p text:style-name="P40">Does not seem to work with Win 11 Defender, <text:span text:style-name="T27">no packets returned from SYN </text:span><text:span text:style-name="T28">packet</text:span></text:p>
            </text:list-item>
            <text:list-item>
              <text:p text:style-name="P36">Uses port 80 by default but can specify other ports via -p</text:p>
            </text:list-item>
          </text:list>
        </text:list-item>
      </text:list>
      <text:p text:style-name="P2"><text:tab/><text:tab/>sudo nmap -sn -PS -v mydomain.com <text:span text:style-name="T20">(or IP)</text:span> or use -R to always do DNS Resolution</text:p>
      <text:p text:style-name="P2"><text:tab/><text:tab/><text:span text:style-name="T21">sudo nmap -sn -PS443 -</text:span><text:span text:style-name="T24">R </text:span><text:span text:style-name="T21">-v 10.0.2.87</text:span></text:p>
      <text:list xml:id="list51133444206972" text:continue-numbering="true" text:style-name="L3">
        <text:list-item>
          <text:p text:style-name="P39">ACK Scan -<text:span text:style-name="T31">sn</text:span> -PA<text:span text:style-name="T29">&lt;port-list&gt;</text:span></text:p>
          <text:list>
            <text:list-item>
              <text:p text:style-name="P38">Firewalls <text:span text:style-name="T26">do not block these so good for that situation.</text:span></text:p>
            </text:list-item>
            <text:list-item>
              <text:p text:style-name="P41">HOWEVER, ACK will not work for stateful firewalls that drop unexpected packets.</text:p>
            </text:list-item>
            <text:list-item>
              <text:p text:style-name="P42">NOTE: This will also send SYN and RST packets</text:p>
            </text:list-item>
            <text:list-item>
              <text:p text:style-name="P40">Does looks like it works with Win 11 Defender.</text:p>
            </text:list-item>
          </text:list>
        </text:list-item>
        <text:list-item>
          <text:p text:style-name="P43">UDP Scan -<text:span text:style-name="T31">sn </text:span>-PU&lt;port-list&gt;</text:p>
          <text:list>
            <text:list-item>
              <text:p text:style-name="P44">UDP Scans may first send host discovery (TCP 80 &amp; 443) first <text:span text:style-name="T39">so see those in Wireshark</text:span></text:p>
            </text:list-item>
            <text:list-item>
              <text:p text:style-name="P45">Primary Advantage is that it can evade firewalls that only filter for TCP</text:p>
            </text:list-item>
            <text:list-item>
              <text:p text:style-name="P46">Best advice is to use very well known port and unknown like 5000</text:p>
              <text:list>
                <text:list-item>
                  <text:p text:style-name="P46">sudo nmap -sn -PU -p 53,5000</text:p>
                </text:list-item>
              </text:list>
            </text:list-item>
            <text:list-item>
              <text:p text:style-name="P27"><text:soft-page-break/>Does not seem to work on MAC with or without firewall and Win 10 with firewall, <text:span text:style-name="T30">always reports the host is down</text:span></text:p>
            </text:list-item>
          </text:list>
        </text:list-item>
        <text:list-item>
          <text:p text:style-name="P47">ICMP Pings -<text:span text:style-name="T32">sn (-PE -PP -PM)</text:span></text:p>
          <text:list>
            <text:list-item>
              <text:p text:style-name="P28">Don’t use, most firewalls block against these</text:p>
              <text:list>
                <text:list-item>
                  <text:p text:style-name="P48">Though PE looks like it generates a lot of responses</text:p>
                </text:list-item>
              </text:list>
            </text:list-item>
            <text:list-item>
              <text:p text:style-name="P49">Looks like MAC with firewall does not block.</text:p>
            </text:list-item>
            <text:list-item>
              <text:p text:style-name="P49">Windows without firewall does not block.</text:p>
            </text:list-item>
            <text:list-item>
              <text:p text:style-name="P49">Windows WITH firewall DOES block</text:p>
            </text:list-item>
            <text:list-item>
              <text:p text:style-name="P49">-<text:span text:style-name="T33">PE ICMP</text:span></text:p>
            </text:list-item>
            <text:list-item>
              <text:p text:style-name="P49">-<text:span text:style-name="T33">PP timestamp</text:span></text:p>
            </text:list-item>
            <text:list-item>
              <text:p text:style-name="P49">-<text:span text:style-name="T33">PM mask queries</text:span></text:p>
            </text:list-item>
          </text:list>
        </text:list-item>
        <text:list-item>
          <text:p text:style-name="P50">IP Protocol Scan -sn -PO&lt;protocol-list&gt; <text:span text:style-name="T43">such as -PO1 for ICMP -PO6 for TCP</text:span></text:p>
        </text:list-item>
        <text:list-item>
          <text:p text:style-name="P51">ARP Scan -sn -PR</text:p>
          <text:list>
            <text:list-item>
              <text:p text:style-name="P52">Firewalls tend to block a lot of scans such as -PS.</text:p>
            </text:list-item>
            <text:list-item>
              <text:p text:style-name="P52">ARP scans typically go though though.</text:p>
            </text:list-item>
          </text:list>
        </text:list-item>
        <text:list-item>
          <text:p text:style-name="P5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05:33:40.675331131</meta:creation-date>
    <meta:generator>LibreOffice/7.0.4.2$Linux_X86_64 LibreOffice_project/00$Build-2</meta:generator>
    <dc:date>2025-09-03T05:11:33.195219757</dc:date>
    <meta:editing-duration>P3DT11H33M38S</meta:editing-duration>
    <meta:editing-cycles>94</meta:editing-cycles>
    <meta:document-statistic meta:table-count="0" meta:image-count="0" meta:object-count="0" meta:page-count="3" meta:paragraph-count="78" meta:word-count="746" meta:character-count="3985" meta:non-whitespace-character-count="3326"/>
  </office:meta>
</office:document-meta>
</file>